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0416in" style:use-optimal-column-width="false"/>
    </style:style>
    <style:style style:name="TableColumn4" style:family="table-column">
      <style:table-column-properties style:column-width="5.6513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Arial" fo:font-weight="bold" style:font-weight-asian="bold" style:font-weight-complex="bold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weight="bold" style:font-weight-asian="bold" style:font-weight-complex="bold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Arial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Arial" fo:font-weight="bold" style:font-weight-asian="bold" style:font-weight-complex="bold"/>
    </style:style>
    <style:style style:name="P23" style:parent-style-name="TableContents" style:family="paragraph">
      <style:text-properties style:font-name="Arial"/>
    </style:style>
    <style:style style:name="P24" style:parent-style-name="TableContents" style:family="paragraph">
      <style:text-properties style:font-name="Arial"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fo:font-weight="bold" style:font-weight-asian="bold" style:font-weight-complex="bold"/>
    </style:style>
    <style:style style:name="P28" style:parent-style-name="TableContents" style:family="paragraph">
      <style:text-properties style:font-name="Arial"/>
    </style:style>
    <style:style style:name="P29" style:parent-style-name="TableContents" style:family="paragraph">
      <style:text-properties style:font-name="Arial"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fo:font-weight="bold" style:font-weight-asian="bold" style:font-weight-complex="bold"/>
    </style:style>
    <style:style style:name="P33" style:parent-style-name="TableContents" style:family="paragraph">
      <style:text-properties style:font-name="Arial"/>
    </style:style>
    <style:style style:name="P34" style:parent-style-name="TableContents" style:family="paragraph">
      <style:text-properties style:font-name="Arial"/>
    </style:style>
    <style:style style:name="P35" style:parent-style-name="TableContents" style:family="paragraph">
      <style:text-properties style:font-name="Aria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fo:font-weight="bold" style:font-weight-asian="bold" style:font-weight-complex="bold"/>
    </style:style>
    <style:style style:name="P39" style:parent-style-name="TableContents" style:family="paragraph">
      <style:text-properties style:font-name="Arial"/>
    </style:style>
    <style:style style:name="P40" style:parent-style-name="TableContents" style:family="paragraph">
      <style:text-properties style:font-name="Arial"/>
    </style:style>
    <style:style style:name="P41" style:parent-style-name="TableContents" style:family="paragraph">
      <style:text-properties style:font-name="Arial"/>
    </style:style>
    <style:style style:name="P42" style:parent-style-name="TableContents" style:family="paragraph">
      <style:text-properties style:font-name="Arial"/>
    </style:style>
    <style:style style:name="P43" style:parent-style-name="TableContents" style:family="paragraph">
      <style:text-properties style:font-name="Arial"/>
    </style:style>
    <style:style style:name="P44" style:parent-style-name="TableContents" style:family="paragraph">
      <style:text-properties style:font-name="Arial"/>
    </style:style>
    <style:style style:name="P45" style:parent-style-name="TableContents" style:family="paragraph">
      <style:paragraph-properties fo:text-align="justify"/>
      <style:text-properties style:font-name="Arial"/>
    </style:style>
    <style:style style:name="P46" style:parent-style-name="TableContents" style:family="paragraph">
      <style:paragraph-properties fo:text-align="justify"/>
      <style:text-properties style:font-name="Arial"/>
    </style:style>
    <style:style style:name="P47" style:parent-style-name="TableContents" style:family="paragraph">
      <style:paragraph-properties fo:text-align="justify"/>
      <style:text-properties style:font-name="Arial"/>
    </style:style>
    <style:style style:name="P48" style:parent-style-name="TableContents" style:family="paragraph">
      <style:paragraph-properties fo:text-align="justify"/>
      <style:text-properties style:font-name="Arial"/>
    </style:style>
    <style:style style:name="P49" style:parent-style-name="TableContents" style:family="paragraph">
      <style:paragraph-properties fo:text-align="justify"/>
      <style:text-properties style:font-name="Arial"/>
    </style:style>
    <style:style style:name="P50" style:parent-style-name="TableContents" style:family="paragraph">
      <style:text-properties style:font-name="Arial"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 fo:font-weight="bold" style:font-weight-asian="bold" style:font-weight-complex="bold"/>
    </style:style>
    <style:style style:name="P54" style:parent-style-name="TableContents" style:family="paragraph">
      <style:text-properties style:font-name="Arial"/>
    </style:style>
    <style:style style:name="P55" style:parent-style-name="TableContents" style:family="paragraph">
      <style:text-properties style:font-name="Arial"/>
    </style:style>
    <style:style style:name="P56" style:parent-style-name="TableContents" style:family="paragraph">
      <style:text-properties style:font-name="Arial"/>
    </style:style>
    <style:style style:name="P57" style:parent-style-name="TableContents" style:family="paragraph">
      <style:text-properties style:font-name="Arial"/>
    </style:style>
    <style:style style:name="P58" style:parent-style-name="TableContents" style:family="paragraph">
      <style:text-properties style:font-name="Arial"/>
    </style:style>
    <style:style style:name="P59" style:parent-style-name="TableContents" style:family="paragraph">
      <style:text-properties style:font-name="Arial"/>
    </style:style>
    <style:style style:name="P60" style:parent-style-name="TableContents" style:family="paragraph">
      <style:text-properties style:font-name="Arial"/>
    </style:style>
    <style:style style:name="P61" style:parent-style-name="TableContents" style:family="paragraph">
      <style:text-properties style:font-name="Arial"/>
    </style:style>
    <style:style style:name="P62" style:parent-style-name="TableContents" style:family="paragraph">
      <style:text-properties style:font-name="Arial" fo:font-weight="bold" style:font-weight-asian="bold" style:font-weight-complex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Arial" fo:font-weight="bold" style:font-weight-asian="bold" style:font-weight-complex="bold"/>
    </style:style>
    <style:style style:name="P66" style:parent-style-name="TableContents" style:family="paragraph">
      <style:text-properties style:font-name="Arial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bre:</text:p>
          </table:table-cell>
          <table:table-cell table:style-name="TableCell8">
            <text:p text:style-name="P9"><text:s/>Cambio de<text:s/>Nombre de Usuario</text:p>
          </table:table-cell>
        </table:table-row>
        <table:table-row table:style-name="TableRow10">
          <table:table-cell table:style-name="TableCell11">
            <text:p text:style-name="P12">Autor:</text:p>
          </table:table-cell>
          <table:table-cell table:style-name="TableCell13">
            <text:p text:style-name="P14"><text:s/>Javier Adrián Martínez Castellano</text:p>
          </table:table-cell>
        </table:table-row>
        <table:table-row table:style-name="TableRow15">
          <table:table-cell table:style-name="TableCell16">
            <text:p text:style-name="P17">Fecha:</text:p>
          </table:table-cell>
          <table:table-cell table:style-name="TableCell18">
            <text:p text:style-name="P19">17/05/18</text:p>
          </table:table-cell>
        </table:table-row>
        <table:table-row table:style-name="TableRow20">
          <table:table-cell table:style-name="TableCell21" table:number-columns-spanned="2">
            <text:p text:style-name="P22">Descripción:</text:p>
            <text:p text:style-name="P23">Permite crear cambiar al usuario su nombre.</text:p>
            <text:p text:style-name="P24"/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Actores:</text:p>
            <text:p text:style-name="P28">Usuario</text:p>
            <text:p text:style-name="P29"/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Precondiciones:</text:p>
            <text:p text:style-name="P33">Debe de estar registrado.</text:p>
            <text:p text:style-name="P34">Debe de estar logeado.</text:p>
            <text:p text:style-name="P35"/>
          </table:table-cell>
          <table:covered-table-cell/>
        </table:table-row>
        <table:table-row table:style-name="TableRow36">
          <table:table-cell table:style-name="TableCell37" table:number-columns-spanned="2">
            <text:p text:style-name="P38">Flujo Normal:</text:p>
            <text:p text:style-name="P39">1.- El actor accede al menú del usuario.</text:p>
            <text:p text:style-name="P40">2.- El sistema muestra la página correspondiente.</text:p>
            <text:p text:style-name="P41">3.- El actor introduce<text:s/>un nombre<text:s/>nuevo.</text:p>
            <text:p text:style-name="P42">4.- El<text:s/>actor introduce su nombre<text:s/>antiguo.</text:p>
            <text:p text:style-name="P43">5.- Un email es enviado al correo del actor, con un código.</text:p>
            <text:p text:style-name="P44">6.- El actor le da a siguiente, mostrando otra página.</text:p>
            <text:p text:style-name="P45">7.- El actor introduce en la página el código.</text:p>
            <text:p text:style-name="P46">9.- El actor pulsa el botón para confirmar el cambio.</text:p>
            <text:p text:style-name="P47">10.- El sistema comprueba la validez de los datos.</text:p>
            <text:p text:style-name="P48">11.- El sistema almacena el nuevo nombre en la base de datos, sustituyéndolo.</text:p>
            <text:p text:style-name="P49">12.- El sistema manda un mensaje al correo vinculado a la cuenta para informar del cambio de la contraseña.</text:p>
            <text:p text:style-name="P50"/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Flujo<text:s/>Alternativo:</text:p>
            <text:p text:style-name="P54">3.A.- Si el nombre de usuario ya está escogido se notifica al actor para que escoja otro.</text:p>
            <text:p text:style-name="P55">3.B.- Si el nombre de usuario contiene caracteres inválidos se notifica al actor para que lo modifique.</text:p>
            <text:p text:style-name="P56">3.C.- Si el nombre de usuario excede el número de caracteres permitidos se notifica al actor para que lo modifique.</text:p>
            <text:p text:style-name="P57">3.D.- Si el nombre de usuario no contiene el número de caracteres mínimo requerido se notifica al actor para que lo modifique.</text:p>
            <text:p text:style-name="P58">3.E.- Si el nombre de usuario contiene palabras no permitidas se notifica al actor para que lo modifique.</text:p>
            <text:p text:style-name="P59">3.F – Si el nombre del usuario es igual al antiguo, se notifica al usuario para que lo modifique.</text:p>
            <text:p text:style-name="P60">4.A.- Si<text:s/>el antiguo nombre es erróneo,<text:s/>se notifica al actor para que lo modifique.</text:p>
            <text:p text:style-name="P61">7.A – Si el actor introduce mal el código, se le notificara para que lo modifique.</text:p>
            <text:p text:style-name="P62"/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Poscondiciones:</text:p>
            <text:p text:style-name="P66">El actor puede logearse en la página web con<text:s/>su nuevo nombre<text:s/>contraseña, desechando<text:s/>el antiguo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Lolzeta</dc:creator>
    <meta:creation-date>2018-05-17T13:03:00Z</meta:creation-date>
    <dc:date>2018-05-18T01:34:00Z</dc:date>
    <meta:template xlink:href="Normal" xlink:type="simple"/>
    <meta:editing-cycles>26</meta:editing-cycles>
    <meta:editing-duration>PT3780S</meta:editing-duration>
    <meta:document-statistic meta:page-count="1" meta:paragraph-count="3" meta:word-count="281" meta:character-count="1825" meta:row-count="12" meta:non-whitespace-character-count="1547"/>
  </office:meta>
</office:document-meta>
</file>